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6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rticle-tyyppisten viitteiden lisääminen manuaalisesti jossa on yleisesti käytetyt kentät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Biitetietojen muuntaminen bibtex-tiedostoksi/muotoon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Viitetietojen tulostaminen/listaaminen ihmisystävällisessä muodoss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Book ja inproc- tyyp. Viitteiden lisääminen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Viitteen poistaminen manuaalisesti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Viitetietojen haku avainsanoilla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ynkronointi</text:p>
          </table:table-cell>
          <table:table-cell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Tägien lisääminen viitetietoihin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raafinen UI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Viitetiedon automaattinen haku acm-kirjastosta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Yleisen viitteen lisääminen</text:p>
          </table:table-cell>
          <table:table-cell/>
          <table:table-cell office:value-type="float" office:value="0">
            <text:p>0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ohtu123456, ohtuohtu1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ce1"/>
        <table:table-column table:style-name="co2" table:default-cell-style-name="Default"/>
        <table:table-row table:style-name="ro3">
          <table:table-cell office:value-type="string">
            <text:p>Viite</text:p>
          </table:table-cell>
          <table:table-cell office:value-type="string">
            <text:p>Heikki</text:p>
          </table:table-cell>
        </table:table-row>
        <table:table-row table:style-name="ro3">
          <table:table-cell office:value-type="string">
            <text:p>-getteri()</text:p>
          </table:table-cell>
          <table:table-cell/>
        </table:table-row>
        <table:table-row table:style-name="ro3">
          <table:table-cell office:value-type="string">
            <text:p>-setteri()</text:p>
          </table:table-cell>
          <table:table-cell/>
        </table:table-row>
        <table:table-row table:style-name="ro3">
          <table:table-cell office:value-type="string">
            <text:p>-tieto sisällä dict-tyypisenä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Varasto</text:p>
          </table:table-cell>
          <table:table-cell office:value-type="string">
            <text:p>Heikki</text:p>
          </table:table-cell>
        </table:table-row>
        <table:table-row table:style-name="ro4">
          <table:table-cell office:value-type="string">
            <text:p>-lisääViite<text:span text:style-name="T1">()</text:span></text:p>
          </table:table-cell>
          <table:table-cell/>
        </table:table-row>
        <table:table-row table:style-name="ro4">
          <table:table-cell office:value-type="string">
            <text:p>-annaKaikka<text:span text:style-name="T1">()</text:span></text:p>
          </table:table-cell>
          <table:table-cell/>
        </table:table-row>
        <table:table-row table:style-name="ro3">
          <table:table-cell office:value-type="string">
            <text:p>Sisältää listan tuntemistaan viitteistä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Maini</text:p>
          </table:table-cell>
          <table:table-cell office:value-type="string">
            <text:p>pekka</text:p>
          </table:table-cell>
        </table:table-row>
        <table:table-row table:style-name="ro4">
          <table:table-cell office:value-type="string">
            <text:p>-lisääViite<text:span text:style-name="T1">()</text:span></text:p>
          </table:table-cell>
          <table:table-cell/>
        </table:table-row>
        <table:table-row table:style-name="ro4">
          <table:table-cell office:value-type="string">
            <text:p>-tulostaClear<text:span text:style-name="T1">()</text:span></text:p>
          </table:table-cell>
          <table:table-cell/>
        </table:table-row>
        <table:table-row table:style-name="ro4">
          <table:table-cell office:value-type="string">
            <text:p>-tulostaBibTex<text:span text:style-name="T1">()</text:span></text:p>
          </table:table-cell>
          <table:table-cell/>
        </table:table-row>
        <table:table-row table:style-name="ro4">
          <table:table-cell office:value-type="string">
            <text:p>-annaKentät<text:span text:style-name="T1">()</text:span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Muunnin</text:p>
          </table:table-cell>
          <table:table-cell office:value-type="string">
            <text:p>simo</text:p>
          </table:table-cell>
        </table:table-row>
        <table:table-row table:style-name="ro3">
          <table:table-cell office:value-type="string">
            <text:p>-clearToBibTex()</text:p>
          </table:table-cell>
          <table:table-cell/>
        </table:table-row>
        <table:table-row table:style-name="ro4">
          <table:table-cell office:value-type="string">
            <text:p>-bibTexToClear<text:span text:style-name="T1">()</text:span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>
            <text:p>UI</text:p>
          </table:table-cell>
          <table:table-cell/>
        </table:table-row>
        <table:table-row table:style-name="ro3" table:number-rows-repeated="1048554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13:47:47</meta:creation-date>
    <dc:date>2013-03-21T14:47:01</dc:date>
    <meta:editing-duration>PT53M12S</meta:editing-duration>
    <meta:editing-cycles>4</meta:editing-cycles>
    <meta:generator>LibreOffice/3.5$Linux_X86_64 LibreOffice_project/350m1$Build-2</meta:generator>
    <meta:document-statistic meta:table-count="3" meta:cell-count="48" meta:object-count="0"/>
  </office:meta>
</office:document-meta>
</file>